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style-asian="italic"/>
    </style:style>
    <style:style style:name="T4" style:family="text">
      <style:text-properties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achieve 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h text:style-name="P1" text:outline-level="1"/>
      <text:h text:style-name="P2" text:outline-level="1">Installation of pre-compiled binaries</text:h>
      <text:p text:style-name="Text_20_body">If you use the pre-compiled binaries, simply extract the files from the downloaded archive. <text:s/>For the VST plugin, you’ll then have to move the files to your plugin folder (<text:span text:style-name="Source_20_Text">~/.vst</text:span>, <text:span text:style-name="Source_20_Text">C:\Program Files\Steinberg\VstPlugins\</text:span> or the like).</text:p>
      <text:h text:style-name="Heading_20_1" text:outline-level="1">Preparing to build K-Meter</text:h>
      <text:p text:style-name="Text_20_body">To build K-Meter yourself, you’ll first have to install the dependencies listed below. <text:s/>If you compile on 64-bit GNU/Linux operating systems, you’ll also have to install the multilib files for g++ first (Debian package: <text:span text:style-name="Source_20_Text">g++-multilib</text:span>).</text:p>
      <text:h text:style-name="Heading_20_2" text:outline-level="2">premake (required)</text:h>
      <text:p text:style-name="Standard">Version:<text:tab/>3.7</text:p>
      <text:p text:style-name="Standard">License:<text:tab/>GPL v2</text:p>
      <text:p text:style-name="Text_20_body">Homepage:<text:tab/><text:a xlink:type="simple" xlink:href="http://premake.sourceforge.net/">http://premake.sourceforge.net/</text:a></text:p>
      <text:h text:style-name="Heading_20_2" text:outline-level="2">premake4 (required)</text:h>
      <text:p text:style-name="Standard">Version:<text:tab/>4.2</text:p>
      <text:p text:style-name="Standard">License:<text:tab/>GPL v2</text:p>
      <text:p text:style-name="Text_20_body">Homepage:<text:tab/><text:a xlink:type="simple" xlink:href="http://industriousone.com/premake">http://industriousone.com/premake</text:a></text:p>
      <text:h text:style-name="Heading_20_2" text:outline-level="2">Fastest Fourier Transform in the West (required)</text:h>
      <text:p text:style-name="Standard">Version:<text:tab/>3.2</text:p>
      <text:p text:style-name="Standard">License:<text:tab/>GPL v2</text:p>
      <text:p text:style-name="Text_20_body">Homepage:<text:tab/><text:a xlink:type="simple" xlink:href="http://www.fftw.org/">http://www.fftw.org/</text:a></text:p>
      <text:h text:style-name="Heading_20_3" text:outline-level="3">Installation on GNU/Linux</text:h>
      <text:p text:style-name="Text_20_body">Extract the archive into the directory <text:span text:style-name="Source_20_Text">libraries/fftw3</text:span> and run:</text:p>
      <text:p text:style-name="Standard"><text:span text:style-name="Source_20_Text">./configure --enable-float CC="gcc -m32"</text:span></text:p>
      <text:p text:style-name="Text_20_body"><text:span text:style-name="Source_20_Text">make</text:span></text:p>
      <text:h text:style-name="Heading_20_3" text:outline-level="3">Installation on Microsoft Windows</text:h>
      <text:p text:style-name="Text_20_body">Extract the archive into the directory <text:span text:style-name="Source_20_Text">libraries/fftw3</text:span>.</text:p>
      <text:h text:style-name="Heading_20_2" text:outline-level="2">JUCE library (required)</text:h>
      <text:p text:style-name="Standard">Version:<text:tab/>1.5</text:p>
      <text:p text:style-name="Standard">License:<text:tab/>GPL v2</text:p>
      <text:p text:style-name="Text_20_body">Homepage:<text:tab/><text:a xlink:type="simple" xlink:href="http://www.rawmaterialsoftware.com/juce.php">http://www.rawmaterialsoftware.com/juce.php</text:a></text:p>
      <text:h text:style-name="Heading_20_3" text:outline-level="3"><text:soft-page-break/>Installation on GNU/Linux</text:h>
      <text:p text:style-name="Text_20_body">Extract the archive into the directory <text:span text:style-name="Source_20_Text">libraries/juce</text:span>, change into the directory <text:span text:style-name="Source_20_Text">libraries/juce/build/linux/</text:span> and edit the following lines in <text:span text:style-name="Source_20_Text">juce_premake.lua</text:span>:</text:p>
      <text:p text:style-name="Standard"><text:span text:style-name="Source_20_Text"><text:s text:c="2"/>package.config["Debug"].target <text:s text:c="2"/>= "juce_debug32"</text:span></text:p>
      <text:p text:style-name="Standard"><text:span text:style-name="Source_20_Text"><text:s text:c="2"/>package.config["Release"].target = "juce32"</text:span></text:p>
      <text:p text:style-name="Standard"><text:span text:style-name="Source_20_Text"/></text:p>
      <text:p text:style-name="Standard"><text:span text:style-name="Source_20_Text"><text:s text:c="2"/>package.config["Debug"].buildoptions <text:s text:c="3"/>= { "-D_DEBUG -ggdb -Wall -fPIC -m32" }</text:span></text:p>
      <text:p text:style-name="Standard"><text:span text:style-name="Source_20_Text"/></text:p>
      <text:p text:style-name="Text_20_body"><text:span text:style-name="Source_20_Text"><text:s text:c="2"/>package.config["Release"].buildoptions <text:s/>= { "-fvisibility=hidden -fPIC -m32" }</text:span></text:p>
      <text:p text:style-name="Text_20_body">Finally, run:</text:p>
      <text:p text:style-name="Standard"><text:span text:style-name="Source_20_Text"><text:s text:c="2"/>chmod +x runpremake</text:span></text:p>
      <text:p text:style-name="Standard"><text:span text:style-name="Source_20_Text"><text:s text:c="2"/>./runpremake</text:span></text:p>
      <text:p text:style-name="Standard"><text:span text:style-name="Source_20_Text"><text:s text:c="2"/>make CONFIG=Debug</text:span></text:p>
      <text:p text:style-name="Text_20_body"><text:span text:style-name="Source_20_Text"><text:s text:c="2"/>make CONFIG=Release</text:span></text:p>
      <text:h text:style-name="Heading_20_3" text:outline-level="3">Installation on Microsoft Windows</text:h>
      <text:p text:style-name="Text_20_body">Extract the archive into the directory <text:span text:style-name="Source_20_Text">libraries/juce</text:span>.</text:p>
      <text:h text:style-name="Heading_20_2" text:outline-level="2">Virtual Studio Technology SDK (VST, optional)</text:h>
      <text:p text:style-name="Standard">Version:<text:tab/>2.4</text:p>
      <text:p text:style-name="Standard">License:<text:tab/>proprietary</text:p>
      <text:p text:style-name="Text_20_body">Homepage:<text:tab/><text:a xlink:type="simple" xlink:href="http://ygrabit.steinberg.de/~ygrabit/public_html/">http://ygrabit.steinberg.de/~ygrabit/public_html/</text:a></text:p>
      <text:h text:style-name="Heading_20_3" text:outline-level="3">Installation on GNU/Linux</text:h>
      <text:p text:style-name="Text_20_body">Extract the archive into the directory <text:span text:style-name="Source_20_Text">libraries/vstsdk2.4</text:span>.</text:p>
      <text:h text:style-name="Heading_20_3" text:outline-level="3">Installation on Microsoft Windows</text:h>
      <text:p text:style-name="Text_20_body">Extract the archive into the directory <text:span text:style-name="Source_20_Text">libraries/vstsdk2.4</text:span>.</text:p>
      <text:h text:style-name="Heading_20_1" text:outline-level="1">Building on GNU/Linux</text:h>
      <text:p text:style-name="Text_20_body">After preparing the dependencies, change into the directory <text:span text:style-name="Source_20_Text">build</text:span> and run</text:p>
      <text:p text:style-name="Standard"><text:span text:style-name="Source_20_Text"><text:s text:c="2"/>./runpremake</text:span></text:p>
      <text:p text:style-name="Text_20_body"><text:span text:style-name="Source_20_Text"><text:s text:c="2"/>make config=CFG TARGET</text:span></text:p>
      <text:p text:style-name="Text_20_body"><text:span text:style-name="T5">where </text:span><text:span text:style-name="Source_20_Text"><text:span text:style-name="T5">CFG</text:span></text:span><text:span text:style-name="T5"> is one of </text:span><text:span text:style-name="Source_20_Text"><text:span text:style-name="T5">debug32</text:span></text:span><text:span text:style-name="T5"> and </text:span><text:span text:style-name="Source_20_Text"><text:span text:style-name="T5">release32</text:span></text:span><text:span text:style-name="T5">, and </text:span><text:span text:style-name="Source_20_Text"><text:span text:style-name="T5">TARGET</text:span></text:span><text:span text:style-name="T5"> is one of </text:span><text:span text:style-name="Source_20_Text"><text:span text:style-name="T5">linux_standalone</text:span></text:span><text:span text:style-name="T5"> and </text:span><text:span text:style-name="Source_20_Text"><text:span text:style-name="T5">linux_vst</text:span></text:span><text:span text:style-name="T5">. <text:s/>You’ll find the binaries in the directory </text:span><text:span text:style-name="Source_20_Text"><text:span text:style-name="T5">bin</text:span></text:span><text:span text:style-name="T5">.</text:span></text:p>
      <text:h text:style-name="Heading_20_1" text:outline-level="1">Building on Microsoft Windows</text:h>
      <text:p text:style-name="Text_20_body">After preparing the dependencies, change into the directory <text:span text:style-name="Source_20_Text"><text:span text:style-name="T5">build/windows/vc_2010</text:span></text:span><text:span text:style-name="T5">, open </text:span><text:span text:style-name="Source_20_Text"><text:span text:style-name="T5">K-Meter.vcxproj</text:span></text:span><text:span text:style-name="T5"> with Visual C++ 2010 and build the project. <text:s/>You’ll find the binaries in the directory </text:span><text:span text:style-name="Source_20_Text"><text:span text:style-name="T5">bin</text:span></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Source_20_Text" style:display-name="Source Text" style:family="text">
      <style:text-properties style:font-name="DejaVu Sans Mono" fo:font-size="11pt" fo:font-weight="normal" style:font-name-asian="DejaVu Sans1" style:font-size-asian="10.5pt" style:font-name-complex="DejaVu Sans Mono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2$Build-9483</meta:generator>
    <dc:date>2010-07-25T10:58:59</dc:date>
    <meta:editing-duration>PT01H39M39S</meta:editing-duration>
    <meta:editing-cycles>100</meta:editing-cycles>
    <dc:title>K-Meter</dc:title>
    <dc:subject>Implementation of a K-System meter according to Bob Katz' specifications</dc:subject>
    <dc:creator>Martin Zuther</dc:creator>
    <meta:document-statistic meta:table-count="0" meta:image-count="0" meta:object-count="0" meta:page-count="3" meta:paragraph-count="61" meta:word-count="498" meta:character-count="3701"/>
  </office:meta>
</office:document-meta>
</file>